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0841" officeooo:paragraph-rsid="000c0841" style:font-size-asian="15.75pt" style:font-size-complex="18pt"/>
    </style:style>
    <style:style style:name="P2" style:family="paragraph" style:parent-style-name="Standard">
      <style:text-properties fo:font-size="18pt" officeooo:rsid="000d32eb" officeooo:paragraph-rsid="000d32eb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 for Project Clock:</text:p>
      <text:p text:style-name="P1">1. A centered clock showing real time hour, min and sec in the format HH:MM:SS AM/PM like 05:59:36 PM</text:p>
      <text:p text:style-name="P2">2. Data Required Current Hour, Minute and Second</text:p>
      <text:p text:style-name="P2">3. Use Date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56:47.250077414</meta:creation-date>
    <dc:date>2018-11-20T18:00:31.792346864</dc:date>
    <meta:editing-duration>PT3M5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35" meta:character-count="194" meta:non-whitespace-character-count="163"/>
  </office:meta>
</office:document-meta>
</file>